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10F0000005F6D369001.jpg"/>
  <manifest:file-entry manifest:media-type="image/jpeg" manifest:full-path="Pictures/10000000000000D3000000EEA6E35CF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5cm" draw:marker-start-width="0.33cm" draw:marker-end-width="0.33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33cm" draw:marker-end-width="0.33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="Arrow" draw:marker-start-width="0.33cm" draw:marker-end="Arrow" draw:marker-end-width="0.33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fo:min-height="0.925cm"/>
    </style:style>
    <style:style style:name="gr6" style:family="graphic" style:parent-style-name="standard">
      <style:graphic-properties svg:stroke-width="0.025cm" draw:marker-start-width="0.33cm" draw:marker-end-width="0.33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"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fo:min-height="0.59cm"/>
    </style:style>
    <style:style style:name="gr10" style:family="graphic" style:parent-style-name="standard">
      <style:graphic-properties svg:stroke-width="0.025cm" draw:marker-start-width="0.33cm" draw:marker-end="Arrow" draw:marker-end-width="0.33cm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draw:marker-start="Arrow" draw:marker-start-width="0.33cm" draw:marker-end="" draw:marker-end-width="0.33cm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000000" draw:fill="none" draw:fill-color="#ffffff" fo:min-height="0.635cm"/>
    </style:style>
    <style:style style:name="gr13" style:family="graphic" style:parent-style-name="standard">
      <style:graphic-properties draw:stroke="none" svg:stroke-color="#000000" draw:fill="none" draw:fill-color="#ffffff" fo:min-height="0.13cm"/>
    </style:style>
    <style:style style:name="gr14" style:family="graphic" style:parent-style-name="standard">
      <style:graphic-properties draw:stroke="none" svg:stroke-color="#000000" draw:fill="none" draw:fill-color="#ffffff" fo:min-height="0.765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27cm" svg:height="3.81cm" svg:x="16.823cm" svg:y="15.605cm">
          <draw:image xlink:href="Pictures/10000000000000D3000000EEA6E35CFF.jpg" xlink:type="simple" xlink:show="embed" xlink:actuate="onLoad">
            <text:p/>
          </draw:image>
        </draw:frame>
        <draw:frame draw:style-name="gr1" draw:text-style-name="P1" draw:layer="layout" svg:width="7.01cm" svg:height="2.464cm" svg:x="24.506cm" svg:y="17.285cm">
          <draw:image xlink:href="Pictures/100000000000010F0000005F6D369001.jpg" xlink:type="simple" xlink:show="embed" xlink:actuate="onLoad">
            <text:p/>
          </draw:image>
        </draw:frame>
        <draw:frame draw:style-name="gr1" draw:text-style-name="P1" draw:layer="layout" svg:width="7.01cm" svg:height="2.464cm" svg:x="24.506cm" svg:y="16.085cm">
          <draw:image xlink:href="Pictures/100000000000010F0000005F6D369001.jpg" xlink:type="simple" xlink:show="embed" xlink:actuate="onLoad">
            <text:p/>
          </draw:image>
        </draw:frame>
        <draw:frame draw:style-name="gr1" draw:text-style-name="P1" draw:layer="layout" svg:width="7.01cm" svg:height="2.464cm" svg:x="24.506cm" svg:y="14.885cm">
          <draw:image xlink:href="Pictures/100000000000010F0000005F6D369001.jpg" xlink:type="simple" xlink:show="embed" xlink:actuate="onLoad">
            <text:p/>
          </draw:image>
        </draw:frame>
        <draw:custom-shape draw:style-name="gr2" draw:text-style-name="P1" draw:layer="layout" svg:width="6.985cm" svg:height="4.445cm" svg:x="24.54cm" svg:y="10.645cm">
          <text:p text:style-name="P1"><text:span text:style-name="T1">Unmodified DBMS</text:span></text:p>
          <text:p text:style-name="P1"><text:span text:style-name="T1">(e.g., Postgres)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1.905cm" svg:x="33.455cm" svg:y="13.115cm">
          <text:p text:style-name="P1">CryptDB UDF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1.905cm" svg:x="33.45cm" svg:y="10.653cm">
          <text:p text:style-name="P1">CryptDB public </text:p>
          <text:p text:style-name="P1">key table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1.55cm" svg:y1="11.645cm" svg:x2="33.455cm" svg:y2="11.645cm">
          <text:p/>
        </draw:line>
        <draw:line draw:style-name="gr4" draw:text-style-name="P1" draw:layer="layout" svg:x1="31.551cm" svg:y1="14.045cm" svg:x2="33.456cm" svg:y2="14.045cm">
          <text:p/>
        </draw:line>
        <draw:frame draw:style-name="gr5" draw:text-style-name="P2" draw:layer="layout" svg:width="6.48cm" svg:height="1.175cm" svg:x="25cm" svg:y="6.07cm">
          <draw:text-box>
            <text:p><text:span text:style-name="T2">Untrusted Server</text:span></text:p>
          </draw:text-box>
        </draw:frame>
        <draw:custom-shape draw:style-name="gr6" draw:text-style-name="P1" draw:layer="layout" svg:width="8.89cm" svg:height="6.816cm" svg:x="8.555cm" svg:y="8.27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.62cm" svg:height="1.825cm" svg:x="9.325cm" svg:y="5.771cm">
          <draw:text-box>
            <text:p text:style-name="P1"><text:span text:style-name="T2">Trusted CryptDB Frontend</text:span></text:p>
          </draw:text-box>
        </draw:frame>
        <draw:custom-shape draw:style-name="gr7" draw:text-style-name="P1" draw:layer="layout" svg:width="7.62cm" svg:height="1.27cm" svg:x="9.19cm" svg:y="8.75cm">
          <text:p text:style-name="P1">Query Rewriter/Encrypto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62cm" svg:height="1.27cm" svg:x="9.19cm" svg:y="11.05cm">
          <text:p text:style-name="P1">Onion Key Manag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62cm" svg:height="1.27cm" svg:x="9.19cm" svg:y="13.05cm">
          <text:p text:style-name="P1">Result Decrypto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858cm" svg:y1="8.209cm" svg:x2="5.833cm" svg:y2="19.131cm">
          <text:p/>
        </draw:line>
        <draw:frame draw:style-name="gr9" draw:layer="layout" svg:width="4.445cm" svg:height="0.962cm" svg:x="3.91cm" svg:y="6.51cm">
          <draw:text-box>
            <text:p>SQL Interface</text:p>
          </draw:text-box>
        </draw:frame>
        <draw:line draw:style-name="gr8" draw:text-style-name="P1" draw:layer="layout" svg:x1="21.064cm" svg:y1="8.21cm" svg:x2="21.039cm" svg:y2="19.132cm">
          <text:p/>
        </draw:line>
        <draw:frame draw:style-name="gr9" draw:layer="layout" svg:width="4.445cm" svg:height="0.962cm" svg:x="19.116cm" svg:y="6.511cm">
          <draw:text-box>
            <text:p>SQL Interface</text:p>
          </draw:text-box>
        </draw:frame>
        <draw:line draw:style-name="gr10" draw:text-style-name="P1" draw:layer="layout" svg:x1="3.475cm" svg:y1="9.255cm" svg:x2="9.255cm" svg:y2="9.255cm">
          <text:p/>
        </draw:line>
        <draw:line draw:style-name="gr10" draw:text-style-name="P1" draw:layer="layout" svg:x1="13cm" svg:y1="9.99cm" svg:x2="13cm" svg:y2="11.133cm">
          <text:p/>
        </draw:line>
        <draw:line draw:style-name="gr10" draw:text-style-name="P1" draw:layer="layout" svg:x1="16.92cm" svg:y1="11.635cm" svg:x2="24.54cm" svg:y2="11.635cm">
          <text:p/>
        </draw:line>
        <draw:line draw:style-name="gr11" draw:text-style-name="P1" draw:layer="layout" svg:x1="16.875cm" svg:y1="13.7cm" svg:x2="24.499cm" svg:y2="13.7cm">
          <text:p/>
        </draw:line>
        <draw:line draw:style-name="gr11" draw:text-style-name="P1" draw:layer="layout" svg:x1="3.375cm" svg:y1="13.7cm" svg:x2="9.255cm" svg:y2="13.7cm">
          <text:p/>
        </draw:line>
        <draw:frame draw:style-name="gr12" draw:layer="layout" svg:width="3.67cm" svg:height="0.962cm" svg:x="3.815cm" svg:y="8.185cm">
          <draw:text-box>
            <text:p>(1) Query</text:p>
          </draw:text-box>
        </draw:frame>
        <draw:frame draw:style-name="gr12" draw:layer="layout" svg:width="1.905cm" svg:height="0.962cm" svg:x="13.116cm" svg:y="10.085cm">
          <draw:text-box>
            <text:p>(2)</text:p>
          </draw:text-box>
        </draw:frame>
        <draw:frame draw:style-name="gr13" draw:layer="layout" svg:width="4.307cm" svg:height="0.962cm" svg:x="19.385cm" svg:y="12.43cm">
          <draw:text-box>
            <text:p>(4) Result</text:p>
          </draw:text-box>
        </draw:frame>
        <draw:frame draw:style-name="gr14" draw:layer="layout" svg:width="4.901cm" svg:height="1.015cm" svg:x="3.719cm" svg:y="12.585cm">
          <draw:text-box>
            <text:p>(5) Result</text:p>
          </draw:text-box>
        </draw:frame>
        <draw:frame draw:style-name="gr12" draw:layer="layout" svg:width="3.67cm" svg:height="0.962cm" svg:x="19.385cm" svg:y="10.525cm">
          <draw:text-box>
            <text:p>(3) Query</text:p>
          </draw:text-box>
        </draw:frame>
        <draw:custom-shape draw:style-name="gr3" draw:text-style-name="P1" draw:layer="layout" svg:width="5.715cm" svg:height="1.905cm" svg:x="25.13cm" svg:y="7.35cm">
          <text:p text:style-name="P1">Encrypted<text:line-break/>data table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7.986cm" svg:y1="10.525cm" svg:x2="27.986cm" svg:y2="9.255cm">
          <text:p/>
        </draw:line>
        <draw:custom-shape draw:style-name="gr3" draw:text-style-name="P1" draw:layer="layout" svg:width="3.81cm" svg:height="1.905cm" svg:x="7.35cm" svg:y="16.875cm">
          <text:p text:style-name="P1">Master ke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1.905cm" svg:x="11.795cm" svg:y="16.875cm">
          <text:p text:style-name="P1">Schema and</text:p>
          <text:p text:style-name="P1">onion level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143cm" svg:y1="16.875cm" svg:x2="14.143cm" svg:y2="14.97cm">
          <text:p/>
        </draw:line>
        <draw:line draw:style-name="gr4" draw:text-style-name="P1" draw:layer="layout" svg:x1="9.734cm" svg:y1="16.875cm" svg:x2="9.734cm" svg:y2="14.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luca Popa</meta:initial-creator>
    <meta:creation-date>2010-10-24T10:48:57</meta:creation-date>
    <dc:date>2010-10-31T17:41:04</dc:date>
    <dc:creator>Nickolai Zeldovich</dc:creator>
    <meta:editing-duration>PT00H50M02S</meta:editing-duration>
    <meta:editing-cycles>6</meta:editing-cycles>
    <meta:generator>OpenOffice.org/3.2$Unix OpenOffice.org_project/320m19$Build-9505</meta:generator>
    <meta:document-statistic meta:object-count="35"/>
  </office:meta>
</office:document-meta>
</file>